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T8_2" style:family="text">
      <style:text-properties fo:font-style="italic" style:font-style-asian="italic" style:font-style-complex="italic" fo:language="none" fo:language-asian="none" fo:language-complex="none"/>
    </style:style>
    <style:style style:name="T8_3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Heading_20_3">
      <style:paragraph-properties fo:margin-top="0.496cm" fo:margin-bottom="0.496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>
      <style:text-properties fo:font-style="italic" style:font-style-asian="italic" style:font-style-complex="italic" fo:language="none" fo:language-asian="none" fo:language-complex="none"/>
    </style:style>
    <style:style style:name="T14_5" style:family="text"/>
    <style:style style:name="T14_6" style:family="text">
      <style:text-properties fo:font-style="italic" style:font-style-asian="italic" style:font-style-complex="italic" fo:language="none" fo:language-asian="none" fo:language-complex="none"/>
    </style:style>
    <style:style style:name="T14_7" style:family="text"/>
    <style:style style:name="T14_8" style:family="text">
      <style:text-properties fo:font-style="italic" style:font-style-asian="italic" style:font-style-complex="italic" fo:language="none" fo:language-asian="none" fo:language-complex="none"/>
    </style:style>
    <style:style style:name="T14_9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>
      <style:text-properties fo:font-style="italic" style:font-style-asian="italic" style:font-style-complex="italic" fo:language="none" fo:language-asian="none" fo:language-complex="none"/>
    </style:style>
    <style:style style:name="T15_3" style:family="text"/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>
      <style:text-properties fo:font-style="italic" style:font-style-asian="italic" style:font-style-complex="italic" fo:language="none" fo:language-asian="none" fo:language-complex="none"/>
    </style:style>
    <style:style style:name="T16_3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T17_4" style:family="text">
      <style:text-properties fo:font-style="italic" style:font-style-asian="italic" style:font-style-complex="italic" fo:language="none" fo:language-asian="none" fo:language-complex="none"/>
    </style:style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  <style:style style:name="P19" style:family="paragraph" style:parent-style-name="Heading_20_3">
      <style:paragraph-properties fo:margin-top="0.496cm" fo:margin-bottom="0.496cm"/>
    </style:style>
    <style:style style:name="T1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T21_2" style:family="text">
      <style:text-properties fo:font-style="italic" style:font-style-asian="italic" style:font-style-complex="italic" fo:language="none" fo:language-asian="none" fo:language-complex="none"/>
    </style:style>
    <style:style style:name="T21_3" style:family="text"/>
    <style:style style:name="T21_4" style:family="text"/>
    <style:style style:name="T21_5" style:family="text">
      <style:text-properties fo:color="#0000ee" fo:language="none" fo:language-asian="none" fo:language-complex="none" style:text-underline-style="solid" style:text-underline-color="font-color"/>
    </style:style>
    <style:style style:name="P22" style:family="paragraph" style:parent-style-name="Normal">
      <style:paragraph-properties fo:margin-top="0.423cm"/>
    </style:style>
    <style:style style:name="T22_1" style:family="text"/>
    <style:style style:name="P23" style:family="paragraph" style:parent-style-name="Normal">
      <style:paragraph-properties fo:margin-top="0.423cm" fo:margin-bottom="0.423cm"/>
    </style:style>
    <style:style style:name="T23_1" style:family="text"/>
    <style:style style:name="P24" style:family="paragraph" style:parent-style-name="Normal">
      <style:paragraph-properties fo:margin-top="0.353cm"/>
    </style:style>
    <style:style style:name="T2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5" style:family="paragraph" style:parent-style-name="Normal">
      <style:paragraph-properties fo:margin-top="0cm"/>
    </style:style>
    <style:style style:name="T2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6" style:family="paragraph" style:parent-style-name="Normal">
      <style:paragraph-properties fo:margin-top="0cm"/>
    </style:style>
    <style:style style:name="T2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7" style:family="paragraph" style:parent-style-name="Normal">
      <style:paragraph-properties fo:margin-top="0cm"/>
    </style:style>
    <style:style style:name="T2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8" style:family="paragraph" style:parent-style-name="Normal">
      <style:paragraph-properties fo:margin-top="0cm"/>
    </style:style>
    <style:style style:name="T2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9" style:family="paragraph" style:parent-style-name="Normal">
      <style:paragraph-properties fo:margin-top="0cm"/>
    </style:style>
    <style:style style:name="T2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0" style:family="paragraph" style:parent-style-name="Normal">
      <style:paragraph-properties fo:margin-top="0cm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1" style:family="paragraph" style:parent-style-name="Normal">
      <style:paragraph-properties fo:margin-top="0cm"/>
    </style:style>
    <style:style style:name="T3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2" style:family="paragraph" style:parent-style-name="Normal">
      <style:paragraph-properties fo:margin-top="0cm"/>
    </style:style>
    <style:style style:name="T3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3" style:family="paragraph" style:parent-style-name="Normal">
      <style:paragraph-properties fo:margin-top="0cm"/>
    </style:style>
    <style:style style:name="T3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4" style:family="paragraph" style:parent-style-name="Normal">
      <style:paragraph-properties fo:margin-top="0cm"/>
    </style:style>
    <style:style style:name="T3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5" style:family="paragraph" style:parent-style-name="Normal">
      <style:paragraph-properties fo:margin-top="0cm"/>
    </style:style>
    <style:style style:name="T3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6" style:family="paragraph" style:parent-style-name="Normal">
      <style:paragraph-properties fo:margin-top="0cm"/>
    </style:style>
    <style:style style:name="T3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7" style:family="paragraph" style:parent-style-name="Normal">
      <style:paragraph-properties fo:margin-top="0cm"/>
    </style:style>
    <style:style style:name="T3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8" style:family="paragraph" style:parent-style-name="Normal">
      <style:paragraph-properties fo:margin-top="0cm"/>
    </style:style>
    <style:style style:name="T3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9" style:family="paragraph" style:parent-style-name="Normal">
      <style:paragraph-properties fo:margin-top="0cm"/>
    </style:style>
    <style:style style:name="T3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0" style:family="paragraph" style:parent-style-name="Normal">
      <style:paragraph-properties fo:margin-top="0cm"/>
    </style:style>
    <style:style style:name="T4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1" style:family="paragraph" style:parent-style-name="Normal">
      <style:paragraph-properties fo:margin-top="0cm"/>
    </style:style>
    <style:style style:name="T4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2" style:family="paragraph" style:parent-style-name="Normal">
      <style:paragraph-properties fo:margin-top="0cm"/>
    </style:style>
    <style:style style:name="T4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3" style:family="paragraph" style:parent-style-name="Normal">
      <style:paragraph-properties fo:margin-top="0cm"/>
    </style:style>
    <style:style style:name="T4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4" style:family="paragraph" style:parent-style-name="Normal">
      <style:paragraph-properties fo:margin-top="0.423cm"/>
    </style:style>
    <style:style style:name="T44_1" style:family="text"/>
    <style:style style:name="T44_2" style:family="text">
      <style:text-properties fo:font-style="italic" style:font-style-asian="italic" style:font-style-complex="italic" fo:language="none" fo:language-asian="none" fo:language-complex="none"/>
    </style:style>
    <style:style style:name="T44_3" style:family="text"/>
    <style:style style:name="T44_4" style:family="text">
      <style:text-properties fo:font-style="italic" style:font-style-asian="italic" style:font-style-complex="italic" fo:language="none" fo:language-asian="none" fo:language-complex="none"/>
    </style:style>
    <style:style style:name="T44_5" style:family="text"/>
    <style:style style:name="P45" style:family="paragraph" style:parent-style-name="Normal">
      <style:paragraph-properties fo:margin-top="0.423cm"/>
    </style:style>
    <style:style style:name="T45_1" style:family="text"/>
    <style:style style:name="T45_2" style:family="text">
      <style:text-properties fo:font-style="italic" style:font-style-asian="italic" style:font-style-complex="italic" fo:language="none" fo:language-asian="none" fo:language-complex="none"/>
    </style:style>
    <style:style style:name="T45_3" style:family="text"/>
    <style:style style:name="P46" style:family="paragraph" style:parent-style-name="Normal">
      <style:paragraph-properties fo:margin-top="0.423cm"/>
    </style:style>
    <style:style style:name="T46_1" style:family="text"/>
    <style:style style:name="P47" style:family="paragraph" style:parent-style-name="Normal">
      <style:paragraph-properties fo:margin-top="0.423cm" fo:margin-bottom="0.423cm"/>
    </style:style>
    <style:style style:name="T47_1" style:family="text"/>
    <style:style style:name="T47_2" style:family="text"/>
    <style:style style:name="T47_3" style:family="text">
      <style:text-properties fo:color="#0000ee" fo:language="none" fo:language-asian="none" fo:language-complex="none" style:text-underline-style="solid" style:text-underline-color="font-color"/>
    </style:style>
    <style:style style:name="T47_4" style:family="text"/>
    <style:style style:name="T47_5" style:family="text">
      <style:text-properties fo:font-style="italic" style:font-style-asian="italic" style:font-style-complex="italic" fo:language="none" fo:language-asian="none" fo:language-complex="none"/>
    </style:style>
    <style:style style:name="T47_6" style:family="text"/>
    <style:style style:name="P48" style:family="paragraph" style:parent-style-name="Normal">
      <style:paragraph-properties fo:margin-top="0.353cm"/>
    </style:style>
    <style:style style:name="T4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9" style:family="paragraph" style:parent-style-name="Normal">
      <style:paragraph-properties fo:margin-top="0cm"/>
    </style:style>
    <style:style style:name="T4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0" style:family="paragraph" style:parent-style-name="Normal">
      <style:paragraph-properties fo:margin-top="0cm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1" style:family="paragraph" style:parent-style-name="Normal">
      <style:paragraph-properties fo:margin-top="0cm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2" style:family="paragraph" style:parent-style-name="Normal">
      <style:paragraph-properties fo:margin-top="0cm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3" style:family="paragraph" style:parent-style-name="Normal">
      <style:paragraph-properties fo:margin-top="0cm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4" style:family="paragraph" style:parent-style-name="Normal">
      <style:paragraph-properties fo:margin-top="0cm"/>
    </style:style>
    <style:style style:name="T5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5" style:family="paragraph" style:parent-style-name="Normal">
      <style:paragraph-properties fo:margin-top="0cm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6" style:family="paragraph" style:parent-style-name="Normal">
      <style:paragraph-properties fo:margin-top="0cm"/>
    </style:style>
    <style:style style:name="T5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7" style:family="paragraph" style:parent-style-name="Normal">
      <style:paragraph-properties fo:margin-top="0cm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8" style:family="paragraph" style:parent-style-name="Normal">
      <style:paragraph-properties fo:margin-top="0cm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9" style:family="paragraph" style:parent-style-name="Normal">
      <style:paragraph-properties fo:margin-top="0cm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0" style:family="paragraph" style:parent-style-name="Normal">
      <style:paragraph-properties fo:margin-top="0cm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1" style:family="paragraph" style:parent-style-name="Normal">
      <style:paragraph-properties fo:margin-top="0cm"/>
    </style:style>
    <style:style style:name="T6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2" style:family="paragraph" style:parent-style-name="Normal">
      <style:paragraph-properties fo:margin-top="0.423cm"/>
    </style:style>
    <style:style style:name="T62_1" style:family="text"/>
    <style:style style:name="T62_2" style:family="text">
      <style:text-properties fo:font-style="italic" style:font-style-asian="italic" style:font-style-complex="italic" fo:language="none" fo:language-asian="none" fo:language-complex="none"/>
    </style:style>
    <style:style style:name="T62_3" style:family="text"/>
    <style:style style:name="P63" style:family="paragraph" style:parent-style-name="Normal">
      <style:paragraph-properties fo:margin-top="0.423cm"/>
    </style:style>
    <style:style style:name="T63_1" style:family="text"/>
    <style:style style:name="T63_2" style:family="text">
      <style:text-properties fo:font-style="italic" style:font-style-asian="italic" style:font-style-complex="italic" fo:language="none" fo:language-asian="none" fo:language-complex="none"/>
    </style:style>
    <style:style style:name="T63_3" style:family="text"/>
    <style:style style:name="P64" style:family="paragraph" style:parent-style-name="Heading_20_2">
      <style:paragraph-properties fo:margin-top="0.527cm" fo:margin-bottom="0.527cm"/>
    </style:style>
    <style:style style:name="T64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65" style:family="paragraph" style:parent-style-name="Normal">
      <style:paragraph-properties fo:margin-top="0.423cm" fo:margin-bottom="0.423cm"/>
    </style:style>
    <style:style style:name="T65_1" style:family="text"/>
  </office:automatic-styles>
  <office:body>
    <office:text>
      <text:h text:style-name="P1" text:outline-level="1"><text:span text:style-name="T1_1">Why<text:s/>You<text:s/>Can't<text:s/>Just<text:s/>Brute-Force<text:s/>a<text:s/>Bitcoin<text:s/>Private<text:s/>Key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12-07<text:s/>14:12:48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Unfortunately,<text:s/>sometimes<text:s/>Bitcoin<text:s/>private<text:s/>keys<text:s/>are<text:s/>lost.<text:s/>Users<text:s/>destroy<text:s/>wallets,<text:s/>throw<text:s/>away<text:s/>hard<text:s/>drives,<text:s/>or<text:s/>simply<text:s/>never<text:s/>backup<text:s/>keys<text:s/>in<text:s/>the<text:s/>first<text:s/>place.<text:s/>A<text:s/>seemingly<text:s/>obvious<text:s/>solution<text:s/>to<text:s/>the<text:s/>problem<text:s/>of<text:s/>a<text:s/>lost<text:s/>key<text:s/>might<text:s/>be<text:s/>to<text:s/>try<text:s/>and<text:s/>"guess"<text:s/>all<text:s/>the<text:s/>possible<text:s/>keys<text:s/>until<text:s/>you<text:s/>find<text:s/>the<text:s/>one<text:s/>that<text:s/>unlocks<text:s/>your<text:s/>addresses.<text:s/>One<text:s/>can<text:s/>just<text:s/>spin<text:s/>up<text:s/>their<text:s/>gaming<text:s/>laptop,<text:s/>or<text:s/>maybe<text:s/>some<text:s/>Azure<text:s/>VM's<text:s/>to<text:s/>get<text:s/>this<text:s/>done,<text:s/>right?<text:s/></text:span></text:p>
      <text:p text:style-name="P8"><text:span text:style-name="T8_1">Well,<text:s/>no.<text:s/>In<text:s/>fact,<text:s/>there's<text:s/>no<text:s/>practical<text:s/>chance<text:s/></text:span><text:span text:style-name="T8_2">at<text:s/>all</text:span><text:span text:style-name="T8_3"><text:s/>that<text:s/>you<text:s/>could<text:s/>ever<text:s/>brute-force<text:s/>a<text:s/>Bitcoin<text:s/>private<text:s/>key.<text:s/>The<text:s/>scale<text:s/>of<text:s/>the<text:s/>problem<text:s/>is<text:s/>far<text:s/>larger<text:s/>than<text:s/>we<text:s/>as<text:s/>humans<text:s/>can<text:s/>even<text:s/>appreciate.<text:s/>Let's<text:s/>dive<text:s/>in<text:s/>to<text:s/>the<text:s/>numbers<text:s/>and<text:s/>show<text:s/>why<text:s/>cracking<text:s/>your<text:s/>lost<text:s/>paper<text:s/>wallet<text:s/>simply<text:s/>isn't<text:s/>going<text:s/>to<text:s/>happen.</text:span></text:p>
      <text:h text:style-name="P9" text:outline-level="2"><text:span text:style-name="T9_1">Bits<text:s/>and<text:s/>Brute-Force:<text:s/>Understanding<text:s/>Key<text:s/>Cracking</text:span></text:h>
      <text:h text:style-name="P10" text:outline-level="3"><text:span text:style-name="T10_1">A<text:s/>"Bit"<text:s/>on<text:s/>Binary<text:s/>Numbers</text:span></text:h>
      <text:p text:style-name="P11"><text:span text:style-name="T11_1">In<text:s/>order<text:s/>to<text:s/>understand<text:s/>the<text:s/>scale<text:s/>of<text:s/>the<text:s/>numbers<text:s/>involved<text:s/>in<text:s/>Bitcoin<text:s/>private<text:s/>keys,<text:s/>one<text:s/>must<text:s/>first<text:s/>understand<text:s/>a<text:s/>little<text:s/>bit<text:s/>about<text:s/>the<text:s/>binary<text:s/>number<text:s/>system<text:s/>used<text:s/>by<text:s/>computers.<text:s/>We're<text:s/>used<text:s/>to<text:s/>a<text:s/>base<text:s/>10<text:s/>system,<text:s/>where<text:s/>each<text:s/>"place"<text:s/>in<text:s/>a<text:s/>number<text:s/>can<text:s/>have<text:s/>digits<text:s/>0-9.<text:s/>The<text:s/>number<text:s/>100,<text:s/>for<text:s/>example,<text:s/>has<text:s/>a<text:s/>0<text:s/>in<text:s/>the<text:s/>one's<text:s/>place,<text:s/>a<text:s/>0<text:s/>in<text:s/>the<text:s/>10's<text:s/>place,<text:s/>and<text:s/>a<text:s/>1<text:s/>in<text:s/>the<text:s/>100's<text:s/>place.<text:s/>The<text:s/>number<text:s/>100<text:s/>when<text:s/>represented<text:s/>as<text:s/>a<text:s/>power<text:s/>of<text:s/>10<text:s/>is<text:s/>10^2,<text:s/>or<text:s/>ten<text:s/>squared.<text:s/></text:span></text:p>
      <text:p text:style-name="P12"><text:span text:style-name="T12_1">When<text:s/>it<text:s/>comes<text:s/>to<text:s/>binary<text:s/>numbers,<text:s/>similar<text:s/>principles<text:s/>apply.<text:s/>But<text:s/>force<text:s/>each<text:s/>"place",<text:s/>we<text:s/>can<text:s/>only<text:s/>have<text:s/>0<text:s/>or<text:s/>1.<text:s/>On<text:s/>or<text:s/>off.<text:s/>The<text:s/>number<text:s/>18.<text:s/>in<text:s/>binary,<text:s/>for<text:s/>example,<text:s/>is<text:s/>10010.<text:s/>There's<text:s/>a<text:s/>0<text:s/>in<text:s/>the<text:s/>1's<text:s/>place,<text:s/>2<text:s/>in<text:s/>the<text:s/>2's<text:s/>place,<text:s/>0<text:s/>in<text:s/>the<text:s/>4's<text:s/>place,<text:s/>9<text:s/>in<text:s/>the<text:s/>8's<text:s/>place,<text:s/>and<text:s/>finally,<text:s/>1<text:s/>in<text:s/>the<text:s/>16's<text:s/>place.<text:s/>Each<text:s/>place<text:s/>is<text:s/>a<text:s/>power<text:s/>of<text:s/>2!<text:s/>10000<text:s/>in<text:s/>binary<text:s/>is<text:s/>16,<text:s/>or<text:s/>2^4<text:s/>-<text:s/>two<text:s/>to<text:s/>the<text:s/>fourth<text:s/>power.<text:s/></text:span></text:p>
      <text:h text:style-name="P13" text:outline-level="3"><text:span text:style-name="T13_1">The<text:s/>Scale<text:s/>of<text:s/>the<text:s/>Problem</text:span></text:h>
      <text:p text:style-name="P14"><text:span text:style-name="T14_1">Now<text:s/>this<text:s/>concept<text:s/>helps<text:s/>us<text:s/>understand<text:s/>a<text:s/>bit<text:s/>more<text:s/>about<text:s/>the<text:s/>scale<text:s/>of<text:s/>a<text:s/>particular<text:s/></text:span><text:span text:style-name="T14_2">keyspace.<text:s/></text:span><text:span text:style-name="T14_3">Let's<text:s/>say,<text:s/>for<text:s/>example,<text:s/>we<text:s/>have<text:s/>an<text:s/>8-bit<text:s/>private<text:s/>key<text:s/>for<text:s/>a<text:s/>cryptosystem.<text:s/>8<text:s/>bits,<text:s/>and<text:s/>each<text:s/>bit<text:s/>can<text:s/>be<text:s/>either<text:s/>1<text:s/>or<text:s/>0.<text:s/>This<text:s/>means<text:s/>there's<text:s/>a<text:s/>total<text:s/>of<text:s/>2^8<text:s/></text:span><text:span text:style-name="T14_4">possible<text:s/>combinations</text:span><text:span text:style-name="T14_5"><text:s/>of<text:s/>1's<text:s/>and<text:s/>0's,<text:s/>giving<text:s/>us<text:s/>2^8<text:s/></text:span><text:span text:style-name="T14_6">=<text:s/>256<text:s/>possible<text:s/>private<text:s/>keys.<text:s/></text:span><text:span text:style-name="T14_7">If<text:s/>we<text:s/>have<text:s/>a<text:s/>16-bit<text:s/>private<text:s/>key,<text:s/>we<text:s/>have<text:s/>2^16<text:s/>=<text:s/></text:span><text:span text:style-name="T14_8">65536<text:s/>possible<text:s/>private<text:s/>keys</text:span><text:span text:style-name="T14_9">.<text:s/>You<text:s/>can<text:s/>apply<text:s/>this<text:s/>formula<text:s/>to<text:s/>any<text:s/>size<text:s/>keyspace<text:s/>you'd<text:s/>like.</text:span></text:p>
      <text:p text:style-name="P15"><text:span text:style-name="T15_1">You<text:s/>may<text:s/>have<text:s/>noticed<text:s/>something<text:s/>from<text:s/>our<text:s/>small<text:s/>sample<text:s/>size<text:s/>here.<text:s/>We<text:s/>only<text:s/>added<text:s/>8<text:s/>bits<text:s/>to<text:s/>the<text:s/>keysize<text:s/>going<text:s/>from<text:s/>8<text:s/>to<text:s/>16<text:s/>bits.<text:s/>However,<text:s/>we<text:s/>went<text:s/>from<text:s/>256<text:s/>possible<text:s/>keys<text:s/>to<text:s/>over<text:s/>65<text:s/>thousand!<text:s/>That's<text:s/>a<text:s/>lot<text:s/>more<text:s/>possible<text:s/>keys,<text:s/>and<text:s/>therefore<text:s/>a<text:s/>lot<text:s/>more<text:s/>possible<text:s/>guesses<text:s/>we'd<text:s/>have<text:s/>to<text:s/>make<text:s/>to<text:s/>brute<text:s/>force<text:s/>the<text:s/>keyspace.<text:s/>It<text:s/>turns<text:s/>out<text:s/>that<text:s/>adding<text:s/>bits<text:s/>to<text:s/>a<text:s/>keysize<text:s/>makes<text:s/>it<text:s/></text:span><text:span text:style-name="T15_2">exponentially</text:span><text:span text:style-name="T15_3"><text:s/>harder<text:s/>to<text:s/>brute-force<text:s/>that<text:s/>particular<text:s/>keyspace,<text:s/>and<text:s/>that's<text:s/>why<text:s/>even<text:s/>a<text:s/>seemingly<text:s/>small<text:s/>keysize<text:s/>can<text:s/>make<text:s/>it<text:s/>practically<text:s/>impossible<text:s/>to<text:s/>brute-force<text:s/>those<text:s/>keys.</text:span></text:p>
      <text:p text:style-name="P16"><text:span text:style-name="T16_1">So,<text:s/>what<text:s/>about<text:s/>Bitcoin?<text:s/>Bitcoin<text:s/>uses<text:s/></text:span><text:span text:style-name="T16_2">256-bit</text:span><text:span text:style-name="T16_3"><text:s/>private<text:s/>keys.<text:s/>So<text:s/>given<text:s/>our<text:s/>little<text:s/>bit<text:s/>of<text:s/>math<text:s/>here,<text:s/>we<text:s/>can<text:s/>calculate<text:s/>the<text:s/>number<text:s/>of<text:s/>possible<text:s/>combinations:</text:span></text:p>
      <text:p text:style-name="P17"><text:span text:style-name="T17_1">2^256<text:s/>=<text:s/></text:span><text:span text:style-name="T17_2">115792089237316195423570985008687907853269984665640564039457584007913129639936</text:span><text:span text:style-name="T17_3"><text:s/>or<text:s/></text:span><text:span text:style-name="T17_4">1.157921<text:s/>x<text:s/>10^77</text:span></text:p>
      <text:p text:style-name="P18"><text:span text:style-name="T18_1">Now<text:s/>that<text:s/>is<text:s/>an<text:s/></text:span><text:span text:style-name="T18_2">unfathomably</text:span><text:span text:style-name="T18_3"><text:s/>large<text:s/>number<text:s/>of<text:s/>possible<text:s/>keys.<text:s/>For<text:s/>scale,<text:s/>the<text:s/>number<text:s/>of<text:s/>keys<text:s/>available<text:s/>in<text:s/>the<text:s/>space<text:s/>is<text:s/>on<text:s/>par<text:s/>with<text:s/>the<text:s/>number<text:s/>of<text:s/>atoms<text:s/>thought<text:s/>to<text:s/>be<text:s/>in<text:s/>the<text:s/>observable<text:s/>universe.<text:s/>That's<text:s/>a<text:s/>lot<text:s/>of<text:s/>keys<text:s/>to<text:s/>guess.</text:span></text:p>
      <text:h text:style-name="P19" text:outline-level="3"><text:span text:style-name="T19_1">A<text:s/>More<text:s/>Hands-On<text:s/>Look<text:s/>at<text:s/>the<text:s/>Scale<text:s/>of<text:s/>the<text:s/>Problem</text:span></text:h>
      <text:p text:style-name="P20"><text:span text:style-name="T20_1">Now<text:s/>one<text:s/>can<text:s/>stare<text:s/>at<text:s/>that<text:s/>large<text:s/>number<text:s/>of<text:s/>possible<text:s/>keys<text:s/>in<text:s/>awe,<text:s/>and<text:s/>still<text:s/>not<text:s/>quite<text:s/>understand<text:s/>how<text:s/>impossible<text:s/>it<text:s/>is<text:s/>to<text:s/>brute<text:s/>force<text:s/>Bitcoin<text:s/>keys.<text:s/>Computers<text:s/>are<text:s/>pretty<text:s/>good<text:s/>at<text:s/>dealing<text:s/>with<text:s/>large<text:s/>numbers,<text:s/>right?<text:s/>Yes,<text:s/>but<text:s/>still<text:s/>not<text:s/>good<text:s/>enough<text:s/>to<text:s/>deal<text:s/>with<text:s/>this<text:s/>many<text:s/>guesses.</text:span></text:p>
      <text:p text:style-name="P21"><text:span text:style-name="T21_1">I've<text:s/>created<text:s/>a<text:s/>program<text:s/>called<text:s/></text:span><text:span text:style-name="T21_2">PkTime<text:s/></text:span><text:span text:style-name="T21_3">written<text:s/>in<text:s/>C.<text:s/>This<text:s/>program<text:s/>will<text:s/>show<text:s/>us<text:s/>how<text:s/>long<text:s/>it<text:s/>takes<text:s/>to<text:s/>brute-force<text:s/>various<text:s/>keysizes<text:s/>on<text:s/>the<text:s/>machine<text:s/>it's<text:s/>run<text:s/>on,<text:s/>or<text:s/>it<text:s/>can<text:s/>be<text:s/>given<text:s/>the<text:s/>number<text:s/>of<text:s/>ops<text:s/>(guesses)<text:s/>per<text:s/>second<text:s/>a<text:s/>machine<text:s/>is<text:s/>capable<text:s/>of.<text:s/></text:span><text:span text:style-name="T21_4"><text:a xlink:type="simple" xlink:href="https://github.com/chaintuts/pktime"><text:span text:style-name="T21_5">And<text:s/>of<text:s/>course,<text:s/>it's<text:s/>available<text:s/>under<text:s/>a<text:s/>free<text:s/>and<text:s/>open<text:s/>source<text:s/>license!</text:span></text:a></text:span></text:p>
      <text:p text:style-name="P22"><text:span text:style-name="T22_1">Pktime<text:s/>will<text:s/>calculate<text:s/>the<text:s/>actual<text:s/>time<text:s/>to<text:s/>brute-force<text:s/>Bitcoin<text:s/>keys<text:s/>when<text:s/>run<text:s/>on<text:s/>the<text:s/>machine<text:s/>without<text:s/>a<text:s/>given<text:s/>ops/second<text:s/>value.<text:s/>It<text:s/>uses<text:s/>Trezor's<text:s/>libraries<text:s/>to<text:s/>generate<text:s/>an<text:s/>actual<text:s/>Bitcoin<text:s/>Keypair,<text:s/>so<text:s/>it<text:s/>more<text:s/>accurately<text:s/>reflects<text:s/>the<text:s/>time<text:s/>to<text:s/>check<text:s/>one<text:s/>keypair<text:s/>in<text:s/>a<text:s/>brute-force<text:s/>attack.</text:span></text:p>
      <text:p text:style-name="P23"><text:span text:style-name="T23_1">This<text:s/>is<text:s/>the<text:s/>output<text:s/>of<text:s/>PkTime<text:s/>on<text:s/>my<text:s/>personal<text:s/>machine,<text:s/>an<text:s/>Asus<text:s/>laptop<text:s/>with<text:s/>an<text:s/>intel<text:s/>i5<text:s/>processor.<text:s/>The<text:s/>program<text:s/>only<text:s/>uses<text:s/>a<text:s/>single<text:s/>core<text:s/>(no<text:s/>multithreading),<text:s/>and<text:s/>you'll<text:s/>see<text:s/>why<text:s/>it<text:s/>makes<text:s/>no<text:s/>difference<text:s/>anyway:</text:span></text:p>
      <text:p text:style-name="P24"><text:span text:style-name="T24_1">josh@Josh-Asus:~/pktime/bin$<text:s/>./pktime</text:span></text:p>
      <text:p text:style-name="P25"><text:span text:style-name="T25_1">Calculating<text:s/>some<text:s/>real<text:s/>and<text:s/>estimated<text:s/>brute<text:s/>force<text:s/>times...please<text:s/>wait</text:span></text:p>
      <text:p text:style-name="P26"><text:span text:style-name="T26_1">Average<text:s/>optime<text:s/>for<text:s/>one<text:s/>keypair<text:s/>check:<text:s/>0.00000959</text:span></text:p>
      <text:p text:style-name="P27"><text:span text:style-name="T27_1">Real<text:s/>time<text:s/>to<text:s/>bruteforce<text:s/>8<text:s/>bit<text:s/>keysize:<text:s/>0.004566<text:s/>seconds<text:s/>with<text:s/>256<text:s/>iterations</text:span></text:p>
      <text:p text:style-name="P28"><text:span text:style-name="T28_1">Real<text:s/>time<text:s/>to<text:s/>bruteforce<text:s/>12<text:s/>bit<text:s/>keysize:<text:s/>0.035437<text:s/>seconds<text:s/>with<text:s/>4096<text:s/>iterations</text:span></text:p>
      <text:p text:style-name="P29"><text:span text:style-name="T29_1">Real<text:s/>time<text:s/>to<text:s/>bruteforce<text:s/>16<text:s/>bit<text:s/>keysize:<text:s/>0.457779<text:s/>seconds<text:s/>with<text:s/>65536<text:s/>iterations</text:span></text:p>
      <text:p text:style-name="P30"><text:span text:style-name="T30_1">Real<text:s/>time<text:s/>to<text:s/>bruteforce<text:s/>18<text:s/>bit<text:s/>keysize:<text:s/>1.902443<text:s/>seconds<text:s/>with<text:s/>262144<text:s/>iterations</text:span></text:p>
      <text:p text:style-name="P31"><text:span text:style-name="T31_1">Real<text:s/>time<text:s/>to<text:s/>bruteforce<text:s/>20<text:s/>bit<text:s/>keysize:<text:s/>7.585260<text:s/>seconds<text:s/>with<text:s/>1048576<text:s/>iterations</text:span></text:p>
      <text:p text:style-name="P32"><text:span text:style-name="T32_1">Est.<text:s/>time<text:s/>to<text:s/>bruteforce<text:s/>24<text:s/>bit<text:s/>keysize:<text:s/>2.68233088<text:s/>minutes<text:s/>with<text:s/>16777216<text:s/>iterations</text:span></text:p>
      <text:p text:style-name="P33"><text:span text:style-name="T33_1">Est.<text:s/>time<text:s/>to<text:s/>bruteforce<text:s/>28<text:s/>bit<text:s/>keysize:<text:s/>42.91729408<text:s/>minutes<text:s/>with<text:s/>268435456<text:s/>iterations</text:span></text:p>
      <text:p text:style-name="P34"><text:span text:style-name="T34_1">Est.<text:s/>time<text:s/>to<text:s/>bruteforce<text:s/>32<text:s/>bit<text:s/>keysize:<text:s/>11.44461175<text:s/>hours<text:s/>with<text:s/>4294967296<text:s/>iterations</text:span></text:p>
      <text:p text:style-name="P35"><text:span text:style-name="T35_1">Est.<text:s/>time<text:s/>to<text:s/>bruteforce<text:s/>36<text:s/>bit<text:s/>keysize:<text:s/>7.62974117<text:s/>days<text:s/>with<text:s/>68719476736<text:s/>iterations</text:span></text:p>
      <text:p text:style-name="P36"><text:span text:style-name="T36_1">Est.<text:s/>time<text:s/>to<text:s/>bruteforce<text:s/>40<text:s/>bit<text:s/>keysize:<text:s/>122.07585872<text:s/>days<text:s/>with<text:s/>1099511627776<text:s/>iterations</text:span></text:p>
      <text:p text:style-name="P37"><text:span text:style-name="T37_1">Est.<text:s/>time<text:s/>to<text:s/>bruteforce<text:s/>44<text:s/>bit<text:s/>keysize:<text:s/>5.34760777<text:s/>years<text:s/>with<text:s/>1.759219E+13<text:s/>iterations</text:span></text:p>
      <text:p text:style-name="P38"><text:span text:style-name="T38_1">Est.<text:s/>time<text:s/>to<text:s/>bruteforce<text:s/>48<text:s/>bit<text:s/>keysize:<text:s/>85.56172438<text:s/>years<text:s/>with<text:s/>2.814750E+14<text:s/>iterations</text:span></text:p>
      <text:p text:style-name="P39"><text:span text:style-name="T39_1">Est.<text:s/>time<text:s/>to<text:s/>bruteforce<text:s/>52<text:s/>bit<text:s/>keysize:<text:s/>1368.98759015<text:s/>years<text:s/>with<text:s/>4.503600E+15<text:s/>iterations</text:span></text:p>
      <text:p text:style-name="P40"><text:span text:style-name="T40_1">Est.<text:s/>time<text:s/>to<text:s/>bruteforce<text:s/>64<text:s/>bit<text:s/>keysize:<text:s/>5.607373E+06<text:s/>years<text:s/>with<text:s/>1.844674E+19<text:s/>iterations</text:span></text:p>
      <text:p text:style-name="P41"><text:span text:style-name="T41_1">Est.<text:s/>time<text:s/>to<text:s/>bruteforce<text:s/>128<text:s/>bit<text:s/>keysize:<text:s/>1.034378E+26<text:s/>years<text:s/>with<text:s/>3.402824E+38<text:s/>iterations</text:span></text:p>
      <text:p text:style-name="P42"><text:span text:style-name="T42_1">Est.<text:s/>time<text:s/>to<text:s/>bruteforce<text:s/>192<text:s/>bit<text:s/>keysize:<text:s/>1.908090E+45<text:s/>years<text:s/>with<text:s/>6.277102E+57<text:s/>iterations</text:span></text:p>
      <text:p text:style-name="P43"><text:span text:style-name="T43_1">Est.<text:s/>time<text:s/>to<text:s/>bruteforce<text:s/>256<text:s/>bit<text:s/>keysize:<text:s/>3.519805E+64<text:s/>years<text:s/>with<text:s/>1.157921E+77<text:s/>iterations</text:span></text:p>
      <text:p text:style-name="P44"><text:span text:style-name="T44_1">It's<text:s/>amazing<text:s/>to<text:s/>see<text:s/>just<text:s/>how<text:s/>much<text:s/>longer<text:s/>it<text:s/>takes<text:s/>to<text:s/>brute-force<text:s/>a<text:s/>keyspace<text:s/>by<text:s/>adding<text:s/>just<text:s/>a<text:s/>few<text:s/>bits.<text:s/>The<text:s/>jump<text:s/>from<text:s/>28<text:s/>to<text:s/>36<text:s/>bits<text:s/>takes<text:s/>the<text:s/>problem<text:s/>from<text:s/>minutes<text:s/>to<text:s/></text:span><text:span text:style-name="T44_2">days</text:span><text:span text:style-name="T44_3">,<text:s/>and<text:s/>the<text:s/>jump<text:s/>from<text:s/>40<text:s/>to<text:s/>just<text:s/>44<text:s/>bits<text:s/>makes<text:s/>the<text:s/>difference<text:s/>between<text:s/>days<text:s/>and<text:s/></text:span><text:span text:style-name="T44_4">years.</text:span><text:span text:style-name="T44_5"><text:s/>This<text:s/>is<text:s/>exponentially<text:s/>scaling.<text:s/></text:span></text:p>
      <text:p text:style-name="P45"><text:span text:style-name="T45_1">A<text:s/>look<text:s/>at<text:s/>where<text:s/>we<text:s/>are<text:s/>for<text:s/>a<text:s/>256-bit<text:s/>Bitcoin<text:s/>key...over<text:s/></text:span><text:span text:style-name="T45_2">3<text:s/>x<text:s/>10^64<text:s/>years</text:span><text:span text:style-name="T45_3">.<text:s/>Trillions<text:s/>upon<text:s/>trillions<text:s/>upon<text:s/>trillions<text:s/>of<text:s/>years.<text:s/>Even<text:s/>a<text:s/>50-some<text:s/>bit<text:s/>key<text:s/>is<text:s/>impossible<text:s/>to<text:s/>exhaust<text:s/>in<text:s/>any<text:s/>meaningful<text:s/>amount<text:s/>of<text:s/>time<text:s/>on<text:s/>a<text:s/>modern<text:s/>laptop.<text:s/></text:span></text:p>
      <text:p text:style-name="P46"><text:span text:style-name="T46_1">Now<text:s/>you're<text:s/>probably<text:s/>thinking<text:s/>-<text:s/>that's<text:s/>a<text:s/>laptop<text:s/>though...what<text:s/>about<text:s/>the<text:s/>world's<text:s/>best<text:s/>supercomputers,<text:s/>governments,<text:s/>etc.<text:s/>No<text:s/>need<text:s/>to<text:s/>fear<text:s/>for<text:s/>your<text:s/>keys;<text:s/>exponentially<text:s/>scaling<text:s/>still<text:s/>protects<text:s/>them!</text:span></text:p>
      <text:p text:style-name="P47"><text:span text:style-name="T47_1">Let's<text:s/>re-run<text:s/>our<text:s/>estimation<text:s/>program<text:s/>and<text:s/>give<text:s/>an<text:s/>ops/second<text:s/>for<text:s/>the<text:s/>world's<text:s/>fastest<text:s/>supercomputer.<text:s/></text:span><text:span text:style-name="T47_2"><text:a xlink:type="simple" xlink:href="https://www.top500.org/system/179397"><text:span text:style-name="T47_3">top500.org</text:span></text:a></text:span><text:span text:style-name="T47_4"><text:s/>list's<text:s/>IBM's<text:s/>Summit<text:s/>as<text:s/>the<text:s/>current<text:s/>leader,<text:s/>with<text:s/>a<text:s/>theoretical<text:s/>maximum<text:s/>of<text:s/>200795000000000000<text:s/>flops,<text:s/>or<text:s/>floating-point<text:s/>operations<text:s/>per<text:s/>second.<text:s/>Let's<text:s/></text:span><text:span text:style-name="T47_5">generously</text:span><text:span text:style-name="T47_6"><text:s/>assume<text:s/>we<text:s/>have<text:s/>a<text:s/>supercomputer<text:s/>with<text:s/>this<text:s/>speed,<text:s/>and<text:s/>that<text:s/>it<text:s/>only<text:s/>takes<text:s/>1<text:s/>op<text:s/>to<text:s/>check<text:s/>a<text:s/>key<text:s/>(it<text:s/>takes<text:s/>quite<text:s/>a<text:s/>few<text:s/>more).</text:span></text:p>
      <text:p text:style-name="P48"><text:span text:style-name="T48_1">josh@Josh-Asus:~/pktime/bin$<text:s/>./pktime<text:s/>200795000000000000</text:span></text:p>
      <text:p text:style-name="P49"><text:span text:style-name="T49_1">Average<text:s/>optime<text:s/>for<text:s/>one<text:s/>keypair<text:s/>check:<text:s/>0.00000000</text:span></text:p>
      <text:p text:style-name="P50"><text:span text:style-name="T50_1">Est.<text:s/>time<text:s/>to<text:s/>bruteforce<text:s/>24<text:s/>bit<text:s/>keysize:<text:s/>0.00000000<text:s/>seconds<text:s/>with<text:s/>16777216<text:s/>iterations</text:span></text:p>
      <text:p text:style-name="P51"><text:span text:style-name="T51_1">Est.<text:s/>time<text:s/>to<text:s/>bruteforce<text:s/>28<text:s/>bit<text:s/>keysize:<text:s/>0.00000000<text:s/>seconds<text:s/>with<text:s/>268435456<text:s/>iterations</text:span></text:p>
      <text:p text:style-name="P52"><text:span text:style-name="T52_1">Est.<text:s/>time<text:s/>to<text:s/>bruteforce<text:s/>32<text:s/>bit<text:s/>keysize:<text:s/>0.00000002<text:s/>seconds<text:s/>with<text:s/>4294967296<text:s/>iterations</text:span></text:p>
      <text:p text:style-name="P53"><text:span text:style-name="T53_1">Est.<text:s/>time<text:s/>to<text:s/>bruteforce<text:s/>36<text:s/>bit<text:s/>keysize:<text:s/>0.00000034<text:s/>seconds<text:s/>with<text:s/>68719476736<text:s/>iterations</text:span></text:p>
      <text:p text:style-name="P54"><text:span text:style-name="T54_1">Est.<text:s/>time<text:s/>to<text:s/>bruteforce<text:s/>40<text:s/>bit<text:s/>keysize:<text:s/>0.00000548<text:s/>seconds<text:s/>with<text:s/>1099511627776<text:s/>iterations</text:span></text:p>
      <text:p text:style-name="P55"><text:span text:style-name="T55_1">Est.<text:s/>time<text:s/>to<text:s/>bruteforce<text:s/>44<text:s/>bit<text:s/>keysize:<text:s/>0.00008761<text:s/>seconds<text:s/>with<text:s/>17592186044416<text:s/>iterations</text:span></text:p>
      <text:p text:style-name="P56"><text:span text:style-name="T56_1">Est.<text:s/>time<text:s/>to<text:s/>bruteforce<text:s/>48<text:s/>bit<text:s/>keysize:<text:s/>0.00140180<text:s/>seconds<text:s/>with<text:s/>281474976710656<text:s/>iterations</text:span></text:p>
      <text:p text:style-name="P57"><text:span text:style-name="T57_1">Est.<text:s/>time<text:s/>to<text:s/>bruteforce<text:s/>52<text:s/>bit<text:s/>keysize:<text:s/>0.02242884<text:s/>seconds<text:s/>with<text:s/>4503599627370496<text:s/>iterations</text:span></text:p>
      <text:p text:style-name="P58"><text:span text:style-name="T58_1">Est.<text:s/>time<text:s/>to<text:s/>bruteforce<text:s/>64<text:s/>bit<text:s/>keysize:<text:s/>1.53114238<text:s/>minutes<text:s/>with<text:s/>18446744073709551616<text:s/>iterations</text:span></text:p>
      <text:p text:style-name="P59"><text:span text:style-name="T59_1">Est.<text:s/>time<text:s/>to<text:s/>bruteforce<text:s/>128<text:s/>bit<text:s/>keysize:<text:s/>5.370103E+13<text:s/>years<text:s/>with<text:s/>3.402824E+38<text:s/>iterations</text:span></text:p>
      <text:p text:style-name="P60"><text:span text:style-name="T60_1">Est.<text:s/>time<text:s/>to<text:s/>bruteforce<text:s/>192<text:s/>bit<text:s/>keysize:<text:s/>9.906091E+32<text:s/>years<text:s/>with<text:s/>6.277102E+57<text:s/>iterations</text:span></text:p>
      <text:p text:style-name="P61"><text:span text:style-name="T61_1">Est.<text:s/>time<text:s/>to<text:s/>bruteforce<text:s/>256<text:s/>bit<text:s/>keysize:<text:s/>1.827351E+52<text:s/>years<text:s/>with<text:s/>1.157921E+77<text:s/>iterations</text:span></text:p>
      <text:p text:style-name="P62"><text:span text:style-name="T62_1">Our<text:s/>supercomputer<text:s/>here<text:s/>is<text:s/>orders<text:s/>of<text:s/>magnitude<text:s/>faster<text:s/>than<text:s/>a<text:s/>laptop<text:s/>-<text:s/>in<text:s/>fact,<text:s/>it<text:s/>renders<text:s/>64-bit<text:s/>keys<text:s/>completely<text:s/>insecure.<text:s/>But<text:s/>look<text:s/>how,<text:s/>once<text:s/>again,<text:s/>exponential<text:s/>scaling<text:s/>keeps<text:s/>256-bit<text:s/>keys<text:s/>very,<text:s/>very<text:s/>safe.<text:s/>It<text:s/>would<text:s/>still<text:s/>take<text:s/>over<text:s/>1<text:s/>x<text:s/>10^52<text:s/>years<text:s/>to<text:s/>exhaust<text:s/>all<text:s/>the<text:s/>possible<text:s/>Bitcoin<text:s/>keys.<text:s/>Given<text:s/>that<text:s/>the<text:s/>universe<text:s/>is<text:s/>roughly<text:s/>13<text:s/>x<text:s/>10^9<text:s/>billion<text:s/>years<text:s/>old,<text:s/>I<text:s/>think<text:s/>it<text:s/>is<text:s/>safe<text:s/>to<text:s/>assume<text:s/>that<text:s/>brute-forcing<text:s/>the<text:s/>keys<text:s/>are<text:s/>an<text:s/></text:span><text:span text:style-name="T62_2">impossible<text:s/></text:span><text:span text:style-name="T62_3">task.</text:span></text:p>
      <text:p text:style-name="P63"><text:span text:style-name="T63_1">One<text:s/>last<text:s/>note<text:s/>-<text:s/>even<text:s/>if<text:s/>we<text:s/>could<text:s/>build<text:s/>a<text:s/>theoretical<text:s/>computer<text:s/>that<text:s/>could<text:s/>guess<text:s/>much<text:s/>faster,<text:s/>there<text:s/>are<text:s/></text:span><text:span text:style-name="T63_2">energy<text:s/>limits<text:s/></text:span><text:span text:style-name="T63_3">to<text:s/>computation.<text:s/>The<text:s/>amount<text:s/>of<text:s/>energy<text:s/>it<text:s/>would<text:s/>take<text:s/>to<text:s/>do<text:s/>all<text:s/>these<text:s/>operations<text:s/>far<text:s/>exceeds<text:s/>what<text:s/>humanity<text:s/>could<text:s/>harvest.</text:span></text:p>
      <text:h text:style-name="P64" text:outline-level="2"><text:span text:style-name="T64_1">Brute-Forcing<text:s/>Bitcoin<text:s/>-<text:s/>Not<text:s/>Gonna<text:s/>Happen!</text:span></text:h>
      <text:p text:style-name="P65"><text:span text:style-name="T65_1">Given<text:s/>the<text:s/>enormity<text:s/>of<text:s/>the<text:s/>256-bit<text:s/>keyspace,<text:s/>the<text:s/>speed<text:s/>of<text:s/>the<text:s/>world's<text:s/>most<text:s/>amazing<text:s/>computers,<text:s/>and<text:s/>the<text:s/>limits<text:s/>of<text:s/>computation<text:s/>itself<text:s/>-<text:s/>you<text:s/>can<text:s/>clearly<text:s/>assume<text:s/>your<text:s/>Bitcoin<text:s/>keys<text:s/>are<text:s/>safe.<text:s/>As<text:s/>with<text:s/>all<text:s/>things<text:s/>security,<text:s/>there<text:s/>are<text:s/>other<text:s/>attack<text:s/>vectors<text:s/>that<text:s/>can<text:s/>get<text:s/>your<text:s/>coins<text:s/>stolen.<text:s/>But,<text:s/>there's<text:s/>no<text:s/>way<text:s/>someone<text:s/>is<text:s/>spinning<text:s/>up<text:s/>a<text:s/>cloud<text:s/>computer<text:s/>to<text:s/>try<text:s/>and<text:s/>brute-force<text:s/>keys.<text:s/>The<text:s/>probabilities<text:s/>are<text:s/>far<text:s/>too<text:s/>low<text:s/>of<text:s/>finding<text:s/>a<text:s/>key,<text:s/>and<text:s/>the<text:s/>cost<text:s/>is<text:s/>simply<text:s/>too<text:s/>high.<text:s/>If<text:s/>you<text:s/>wanna<text:s/>steal<text:s/>those<text:s/>Bitcoin<text:s/>keys...just<text:s/>crack<text:s/>open<text:s/>a<text:s/>cold<text:s/>one<text:s/>and<text:s/>wait<text:s/>until<text:s/>the<text:s/>end<text:s/>of<text:s/>the<text:s/>universe.<text:s/>Even<text:s/>then,<text:s/>you<text:s/>might<text:s/>run<text:s/>out<text:s/>of<text:s/>time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Why You Can't Just Brute-Force a Bitcoin Private Key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